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8.615cm" table:align="margins"/>
    </style:style>
    <style:style style:name="Таблица1.A" style:family="table-column">
      <style:table-column-properties style:rel-column-width="38880*"/>
    </style:style>
    <style:style style:name="Таблица1.B" style:family="table-column">
      <style:table-column-properties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2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paragraph-properties fo:text-align="center" style:justify-single-word="false"/>
      <style:text-properties style:font-name="Times New Roman"/>
    </style:style>
    <style:style style:name="P6" style:family="paragraph" style:parent-style-name="Text_20_body" style:list-style-name="L1">
      <style:text-properties style:font-name="Times New Roman"/>
    </style:style>
    <style:style style:name="P7" style:family="paragraph" style:parent-style-name="Text_20_body" style:list-style-name="L2">
      <style:text-properties style:font-name="Times New Roman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name-asian="Times New Roman2" style:font-style-asian="italic" style:font-name-complex="Times New Roman2" style:font-style-complex="italic"/>
    </style:style>
    <style:style style:name="T8" style:family="text">
      <style:text-properties fo:language="en" fo:country="US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font-style="normal" style:font-name-asian="Times New Roman2" style:font-style-asian="normal" style:font-name-complex="Times New Roman2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87cm" draw:z-index="0"><draw:image xlink:href="../../odt/images/000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инейный источник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61cm" svg:height="1.221cm" draw:z-index="0"><draw:image xlink:href="../../odt/images/000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4">векторизован</text:span>, формирует значение выходного сигнала, вычисленное по формуле:</text:p>
            <text:p text:style-name="P5"><draw:frame draw:style-name="fr3" draw:name="Object12" text:anchor-type="as-char" svg:width="2.771cm" svg:height="0.564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4">где<draw:frame draw:style-name="fr3" draw:name="Object1" text:anchor-type="as-char" svg:width="1.236cm" svg:height="0.549cm" draw:z-index="0"><draw:object xlink:href="./Object 2" xlink:type="simple" xlink:show="embed" xlink:actuate="onLoad"/><draw:image xlink:href="./ObjectReplacements/Object 2" xlink:type="simple" xlink:show="embed" xlink:actuate="onLoad"/></draw:frame>– коэффициенты, <draw:frame draw:style-name="fr3" draw:name="Object2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/draw:frame>– выходной сигнал,<draw:frame draw:style-name="fr3" draw:name="Object11" text:anchor-type="as-char" svg:width="0.376cm" svg:height="0.549cm" draw:z-index="0"><draw:object xlink:href="./Object 4" xlink:type="simple" xlink:show="embed" xlink:actuate="onLoad"/><draw:image xlink:href="./ObjectReplacements/Object 4" xlink:type="simple" xlink:show="embed" xlink:actuate="onLoad"/></draw:frame>– текущее модельное время в секундах.</text:p>
            <text:p text:style-name="P4"><text:span text:style-name="T4">Свойства блока</text:span>:</text:p>
            <text:list xml:id="list5648768982440070665" text:style-name="L1">
              <text:list-item>
                <text:p text:style-name="P6">Свободный член – коэффициент<draw:frame draw:style-name="fr3" draw:name="Object10" text:anchor-type="as-char" svg:width="0.482cm" svg:height="0.549cm" draw:z-index="0"><draw:object xlink:href="./Object 5" xlink:type="simple" xlink:show="embed" xlink:actuate="onLoad"/><draw:image xlink:href="./ObjectReplacements/Object 5" xlink:type="simple" xlink:show="embed" xlink:actuate="onLoad"/></draw:frame>.</text:p>
              </text:list-item>
              <text:list-item>
                <text:p text:style-name="P6">Коэффициент при t – коэффициент<draw:frame draw:style-name="fr3" draw:name="Object13" text:anchor-type="as-char" svg:width="0.46cm" svg:height="0.549cm" draw:z-index="0"><draw:object xlink:href="./Object 6" xlink:type="simple" xlink:show="embed" xlink:actuate="onLoad"/><draw:image xlink:href="./ObjectReplacements/Object 6" xlink:type="simple" xlink:show="embed" xlink:actuate="onLoad"/></draw:frame>.</text:p>
              </text:list-item>
            </text:list>
            <text:p text:style-name="P4"><text:span text:style-name="T1">Свойства</text:span> могут быть <text:span text:style-name="T5">векторами</text:span><text:span text:style-name="T5"><draw:frame draw:style-name="fr3" draw:name="Объект2" text:anchor-type="as-char" svg:width="3.406cm" svg:height="0.684cm" draw:z-index="0"><draw:object xlink:href="./Object 8" xlink:type="simple" xlink:show="embed" xlink:actuate="onLoad"/><draw:image xlink:href="./ObjectReplacements/Object 8" xlink:type="simple" xlink:show="embed" xlink:actuate="onLoad"/></draw:frame></text:span><text:span text:style-name="T9">и</text:span><text:span text:style-name="T9"><draw:frame draw:style-name="fr3" draw:name="Объект3" text:anchor-type="as-char" svg:width="3.337cm" svg:height="0.728cm" draw:z-index="0"><draw:object xlink:href="./Object 9" xlink:type="simple" xlink:show="embed" xlink:actuate="onLoad"/><draw:image xlink:href="./ObjectReplacements/Object 9" xlink:type="simple" xlink:show="embed" xlink:actuate="onLoad"/></draw:frame></text:span>, размерности которых должны быть одинаковы, в этом случае на выходе будет также <text:span text:style-name="T5">вектор</text:span>:</text:p>
            <text:p text:style-name="P5"><draw:frame draw:style-name="fr3" draw:name="Объект1" text:anchor-type="as-char" svg:width="5.112cm" svg:height="1.286cm" draw:z-index="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4">Примеры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4"><text:span text:style-name="T2">Числовое</text:span><text:span text:style-name="T1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4">Свободный член</text:p>
                </table:table-cell>
                <table:table-cell table:style-name="Таблица1.B3" office:value-type="string">
                  <text:p text:style-name="P4">[2]</text:p>
                </table:table-cell>
              </table:table-row>
              <table:table-row>
                <table:table-cell table:style-name="Таблица1.A3" office:value-type="string">
                  <text:p text:style-name="P4">Коэффициент при <text:span text:style-name="T8">t</text:span></text:p>
                </table:table-cell>
                <table:table-cell table:style-name="Таблица1.B3" office:value-type="string">
                  <text:p text:style-name="P4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4">Именован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4">Свободный член</text:p>
                </table:table-cell>
                <table:table-cell table:style-name="Таблица1.B3" office:value-type="string">
                  <text:p text:style-name="P4">[a1]</text:p>
                </table:table-cell>
              </table:table-row>
              <table:table-row>
                <table:table-cell table:style-name="Таблица1.A3" office:value-type="string">
                  <text:p text:style-name="P4">Коэффициент при <text:span text:style-name="T8">t</text:span></text:p>
                </table:table-cell>
                <table:table-cell table:style-name="Таблица1.B3" office:value-type="string">
                  <text:p text:style-name="P4">[b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4">Смешан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4">Свободный член</text:p>
                </table:table-cell>
                <table:table-cell table:style-name="Таблица1.B3" office:value-type="string">
                  <text:p text:style-name="P4">[a1]</text:p>
                </table:table-cell>
              </table:table-row>
              <table:table-row>
                <table:table-cell table:style-name="Таблица1.A3" office:value-type="string">
                  <text:p text:style-name="P4">Коэффициент при <text:span text:style-name="T8">t</text:span></text:p>
                </table:table-cell>
                <table:table-cell table:style-name="Таблица1.B3" office:value-type="string">
                  <text:p text:style-name="P4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4">Вектор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4">Свободный член</text:p>
                </table:table-cell>
                <table:table-cell table:style-name="Таблица1.B3" office:value-type="string">
                  <text:p text:style-name="P4">[<text:span text:style-name="T1">1,1,4,2</text:span>]</text:p>
                </table:table-cell>
              </table:table-row>
              <table:table-row>
                <table:table-cell table:style-name="Таблица1.A3" office:value-type="string">
                  <text:p text:style-name="P4">Коэффициент при <text:span text:style-name="T8">t</text:span></text:p>
                </table:table-cell>
                <table:table-cell table:style-name="Таблица1.B3" office:value-type="string">
                  <text:p text:style-name="P4">[<text:span text:style-name="T1">2,3,</text:span>b3<text:span text:style-name="T1">,</text:span>b4]</text:p>
                </table:table-cell>
              </table:table-row>
            </table:table>
            <text:p text:style-name="P4"><text:span text:style-name="T4">Примечани</text:span><text:span text:style-name="T2">я</text:span>:</text:p>
            <text:list xml:id="list8928049344876903823" text:style-name="L2">
              <text:list-item>
                <text:p text:style-name="P7"><text:span text:style-name="T1">По умолчанию блок </text:span>формирует <text:span text:style-name="T6">скалярный</text:span> выходной сигнал.</text:p>
              </text:list-item>
              <text:list-item>
                <text:p text:style-name="P7">Именованные свойства задаются как <text:span text:style-name="T5">локальные</text:span><text:span text:style-name="T9"> переменные модели (или субмодели) во вкладке </text:span><text:span text:style-name="T5">Параметры</text:span><text:span text:style-name="T9"> или как глобальные сигналы проекта при помощи пункта главного меню </text:span><text:span text:style-name="T5">Графика</text:span><text:span text:style-name="T9"> </text:span><text:span text:style-name="T10">→</text:span><text:span text:style-name="T11"> </text:span><text:span text:style-name="T7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Задание_20_свойств" style:display-name="Задание свойств" style:family="paragraph" style:next-style-name="Text_20_body">
      <style:text-properties style:font-name="Arial1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ый источник</dc:title>
    <dc:date>2012-01-25T14:45:08.42</dc:date>
    <meta:generator>OpenOffice_Beta/4.1.0$Win32 OpenOffice.org_project/410m14$Build-9760</meta:generator>
    <meta:editing-duration>PT4H2M48S</meta:editing-duration>
    <meta:editing-cycles>74</meta:editing-cycles>
    <meta:document-statistic meta:table-count="2" meta:image-count="2" meta:object-count="9" meta:page-count="2" meta:paragraph-count="46" meta:word-count="154" meta:character-count="104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+</mo>
          <mrow>
            <mi>b</mi>
            <mo stretchy="false">⋅</mo>
            <mi>t</mi>
          </mrow>
        </mrow>
      </mrow>
    </mrow>
    <annotation encoding="StarMath 5.0">y(t) = a + b cdot t
</annotation>
  </semantics>
</math>
</file>

<file path=Object 2/content.xml><?xml version="1.0" encoding="utf-8"?>
<math xmlns="http://www.w3.org/1998/Math/MathML">
  <semantics>
    <mrow>
      <mi>a</mi>
      <mi>,</mi>
      <mi/>
      <mi>b</mi>
    </mrow>
    <annotation encoding="StarMath 5.0">a,~b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ver accent="true">
                  <mrow>
                    <mi>a</mi>
                  </mrow>
                  <mo stretchy="false">⃗</mo>
                </mover>
                <mo stretchy="false">+</mo>
                <mrow>
                  <mover accent="true">
                    <mrow>
                      <mi>b</mi>
                    </mrow>
                    <mo stretchy="false">⃗</mo>
                  </mover>
                  <mo stretchy="false">⋅</mo>
                  <mi>t</mi>
                </mrow>
              </mrow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sub>
                  <mi>a</mi>
                  <mi>i</mi>
                </msub>
                <mo stretchy="false">+</mo>
                <mrow>
                  <msub>
                    <mi>b</mi>
                    <mi>i</mi>
                  </msub>
                  <mo stretchy="false">⋅</mo>
                  <mi>t</mi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 + vec{b} cdot t, ~или
newline
y_i(t) = a_i + b_i cdot t, ~ i = 1...n.
</annotation>
  </semantics>
</math>
</file>

<file path=Object 8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n>1</mn>
            </msub>
            <mi>,</mi>
            <msub>
              <mi>a</mi>
              <mn>2</mn>
            </msub>
            <mi>,</mi>
            <mn>...</mn>
            <msub>
              <mi>a</mi>
              <mi>n</mi>
            </msub>
          </mrow>
        </mfenced>
      </mrow>
    </mrow>
    <annotation encoding="StarMath 5.0">vec {a}=left [
a_1 , a_2 , ... a_n
right ] </annotation>
  </semantics>
</math>
</file>

<file path=Object 9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fenced open="[" close="]">
          <mrow>
            <msub>
              <mi>b</mi>
              <mn>1</mn>
            </msub>
            <mi>,</mi>
            <msub>
              <mi>b</mi>
              <mn>2</mn>
            </msub>
            <mi>,</mi>
            <mn>...</mn>
            <msub>
              <mi>b</mi>
              <mi>n</mi>
            </msub>
          </mrow>
        </mfenced>
      </mrow>
    </mrow>
    <annotation encoding="StarMath 5.0">vec {b}=left [
b_1 , b_2 , ... b_n
right ]</annotation>
  </semantics>
</math>
</file>